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="1pt solid #000000"/>
    </style:style>
    <style:style style:name="Tabela3.B3" style:family="table-cell">
      <style:table-cell-properties style:vertical-align="top" fo:padding="0.097cm" fo:border="1pt solid #000000"/>
    </style:style>
    <style:style style:name="Tabela3.A4" style:family="table-cell">
      <style:table-cell-properties style:vertical-align="top" fo:padding="0.097cm" fo:border="1pt solid #000000"/>
    </style:style>
    <style:style style:name="Tabela3.B4" style:family="table-cell">
      <style:table-cell-properties style:vertical-align="top" fo:padding="0.097cm" fo:border="1pt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P1" style:family="paragraph" style:parent-style-name="Header">
      <style:text-properties officeooo:paragraph-rsid="0157ef97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12"/>
    </style:style>
    <style:style style:name="P7" style:family="paragraph" style:parent-style-name="Standard"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9" style:family="paragraph" style:parent-style-name="Standard">
      <style:text-properties style:font-name="12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font-name="12"/>
    </style:style>
    <style:style style:name="P11" style:family="paragraph" style:parent-style-name="Standard">
      <style:text-properties style:font-name="12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1505dfa" style:font-size-asian="12pt" style:font-size-complex="12pt"/>
    </style:style>
    <style:style style:name="P13" style:family="paragraph" style:parent-style-name="Standard">
      <style:text-properties fo:font-size="12pt" officeooo:paragraph-rsid="01505dfa" style:font-size-asian="12pt" style:font-size-complex="12pt"/>
    </style:style>
    <style:style style:name="P14" style:family="paragraph" style:parent-style-name="Standard">
      <style:text-properties fo:color="#000000" style:text-line-through-style="none" style:text-line-through-type="none" style:font-name="Arial" fo:font-size="12pt" fo:font-style="normal" style:text-underline-style="none" fo:font-weight="normal" officeooo:paragraph-rsid="01505d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text-properties fo:color="#000000" style:text-line-through-style="none" style:text-line-through-type="none" style:font-name="Arial" fo:font-size="12pt" fo:font-style="normal" style:text-underline-style="none" fo:font-weight="normal" officeooo:paragraph-rsid="01c018e6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paragraph-rsid="01c018e6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1e27bde" officeooo:paragraph-rsid="01e27bde"/>
    </style:style>
    <style:style style:name="P20" style:family="paragraph" style:parent-style-name="Standard">
      <style:paragraph-properties fo:text-align="justify" style:justify-single-word="false"/>
      <style:text-properties officeooo:rsid="01e38218" officeooo:paragraph-rsid="01e38218"/>
    </style:style>
    <style:style style:name="P21" style:family="paragraph" style:parent-style-name="Standard">
      <style:paragraph-properties fo:text-align="justify" style:justify-single-word="false"/>
      <style:text-properties officeooo:rsid="01e38218" officeooo:paragraph-rsid="01e7f5f0"/>
    </style:style>
    <style:style style:name="P22" style:family="paragraph" style:parent-style-name="Standard">
      <style:paragraph-properties fo:text-align="justify" style:justify-single-word="false"/>
      <style:text-properties officeooo:rsid="01e44929" officeooo:paragraph-rsid="01e44929"/>
    </style:style>
    <style:style style:name="P23" style:family="paragraph" style:parent-style-name="Standard">
      <style:paragraph-properties fo:text-align="justify" style:justify-single-word="false"/>
      <style:text-properties officeooo:rsid="01e44929" officeooo:paragraph-rsid="01e7f5f0"/>
    </style:style>
    <style:style style:name="P24" style:family="paragraph" style:parent-style-name="Standard">
      <style:paragraph-properties fo:text-align="justify" style:justify-single-word="false"/>
      <style:text-properties officeooo:rsid="01e5272a" officeooo:paragraph-rsid="01e44929"/>
    </style:style>
    <style:style style:name="P25" style:family="paragraph" style:parent-style-name="Standard">
      <style:paragraph-properties fo:text-align="justify" style:justify-single-word="false"/>
      <style:text-properties officeooo:rsid="01e5272a" officeooo:paragraph-rsid="01e5272a"/>
    </style:style>
    <style:style style:name="P26" style:family="paragraph" style:parent-style-name="Standard">
      <style:paragraph-properties fo:text-align="justify" style:justify-single-word="false"/>
      <style:text-properties officeooo:rsid="01e5272a" officeooo:paragraph-rsid="01e7f5f0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621271" officeooo:paragraph-rsid="016212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8a9" officeooo:paragraph-rsid="018528a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923" officeooo:paragraph-rsid="01852923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ee4cf" officeooo:paragraph-rsid="018ee4c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4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3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officeooo:paragraph-rsid="004e780a" style:font-size-asian="12pt" style:font-size-complex="12pt"/>
    </style:style>
    <style:style style:name="P44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fo:color="#000000" style:font-name="Arial" fo:font-size="12pt" fo:font-weight="bold" officeooo:rsid="004a5f06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7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49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5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5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48677f" style:font-size-asian="12pt" style:font-size-complex="12pt"/>
    </style:style>
    <style:style style:name="P5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59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6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61" style:family="paragraph" style:parent-style-name="Standard">
      <style:paragraph-properties fo:margin-left="0cm" fo:margin-right="0cm" fo:margin-top="0cm" fo:margin-bottom="0.282cm" loext:contextual-spacing="false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62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63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64" style:family="paragraph" style:parent-style-name="Text_20_body">
      <style:text-properties style:font-name="12"/>
    </style:style>
    <style:style style:name="P65" style:family="paragraph" style:parent-style-name="Table_20_Contents">
      <style:text-properties style:font-name="12"/>
    </style:style>
    <style:style style:name="P66" style:family="paragraph" style:parent-style-name="Table_20_Contents">
      <style:paragraph-properties fo:line-height="100%"/>
      <style:text-properties style:font-name="12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68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69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70" style:family="paragraph" style:parent-style-name="Table_20_Contents">
      <style:paragraph-properties fo:text-align="center" style:justify-single-word="false"/>
      <style:text-properties style:font-name="12"/>
    </style:style>
    <style:style style:name="P71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style:font-size-asian="12pt" style:font-size-complex="12pt"/>
    </style:style>
    <style:style style:name="P72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528a9" officeooo:paragraph-rsid="018528a9" style:font-size-asian="12pt" style:font-size-complex="12pt"/>
    </style:style>
    <style:style style:name="P73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ee4cf" officeooo:paragraph-rsid="018ee4cf" style:font-size-asian="12pt" style:font-size-complex="12pt"/>
    </style:style>
    <style:style style:name="P74" style:family="paragraph" style:parent-style-name="Standard">
      <style:paragraph-properties fo:line-height="115%" style:writing-mode="lr-tb"/>
      <style:text-properties style:font-name="Arial" officeooo:rsid="01d555ea" officeooo:paragraph-rsid="01d555ea"/>
    </style:style>
    <style:style style:name="P75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0" style:family="paragraph" style:parent-style-name="Heading_20_3">
      <style:text-properties officeooo:paragraph-rsid="01c15aa7"/>
    </style:style>
    <style:style style:name="P81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82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84" style:family="paragraph" style:parent-style-name="Standard">
      <style:text-properties fo:font-size="12pt" officeooo:rsid="01e27bde" officeooo:paragraph-rsid="01e27bde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20e5fb1" officeooo:paragraph-rsid="020e5fb1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f44ffb" officeooo:paragraph-rsid="0213ced0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f44ffb" officeooo:paragraph-rsid="0218ec9a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Arial" fo:font-size="11pt" style:font-size-asian="11pt"/>
    </style:style>
    <style:style style:name="P89" style:family="paragraph" style:parent-style-name="Standard">
      <style:paragraph-properties fo:text-align="justify" style:justify-single-word="false"/>
      <style:text-properties style:font-name="Arial" fo:font-size="11pt" officeooo:rsid="01ec9ab1" officeooo:paragraph-rsid="01ed84ea" style:font-size-asian="11pt"/>
    </style:style>
    <style:style style:name="P90" style:family="paragraph" style:parent-style-name="Standard">
      <style:paragraph-properties fo:text-align="justify" style:justify-single-word="false"/>
      <style:text-properties style:font-name="Arial" fo:font-size="11pt" officeooo:rsid="01ec9ab1" officeooo:paragraph-rsid="01fe376e" style:font-size-asian="11pt"/>
    </style:style>
    <style:style style:name="P91" style:family="paragraph" style:parent-style-name="Standard">
      <style:paragraph-properties fo:text-align="justify" style:justify-single-word="false"/>
      <style:text-properties style:font-name="Arial" fo:font-size="11pt" style:font-size-asian="11pt"/>
    </style:style>
    <style:style style:name="P92" style:family="paragraph" style:parent-style-name="Standard">
      <style:paragraph-properties fo:text-align="justify" style:justify-single-word="false"/>
      <style:text-properties style:font-name="Arial" fo:font-size="11pt" officeooo:paragraph-rsid="01e9a350" style:font-size-asian="11pt"/>
    </style:style>
    <style:style style:name="P93" style:family="paragraph" style:parent-style-name="Standard">
      <style:paragraph-properties fo:text-align="justify" style:justify-single-word="false"/>
      <style:text-properties style:font-name="Arial" fo:font-size="11pt" officeooo:paragraph-rsid="01ea2839" style:font-size-asian="11pt"/>
    </style:style>
    <style:style style:name="P94" style:family="paragraph" style:parent-style-name="Standard">
      <style:paragraph-properties fo:text-align="justify" style:justify-single-word="false"/>
      <style:text-properties style:font-name="Arial" fo:font-size="11pt" officeooo:paragraph-rsid="01ed84ea" style:font-size-asian="11pt"/>
    </style:style>
    <style:style style:name="P95" style:family="paragraph" style:parent-style-name="Standard">
      <style:paragraph-properties fo:text-align="justify" style:justify-single-word="false"/>
      <style:text-properties style:font-name="Arial" fo:font-size="11pt" officeooo:paragraph-rsid="01fe376e" style:font-size-asian="11pt"/>
    </style:style>
    <style:style style:name="P96" style:family="paragraph" style:parent-style-name="Standard">
      <style:paragraph-properties fo:text-align="justify" style:justify-single-word="false"/>
      <style:text-properties style:font-name="Arial" fo:font-size="11pt" officeooo:paragraph-rsid="0201a167" style:font-size-asian="11pt"/>
    </style:style>
    <style:style style:name="P97" style:family="paragraph" style:parent-style-name="Standard">
      <style:paragraph-properties fo:text-align="justify" style:justify-single-word="false"/>
      <style:text-properties style:font-name="Arial" fo:font-size="11pt" officeooo:rsid="01ef2076" officeooo:paragraph-rsid="01ef2076" style:font-size-asian="11pt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1pt" officeooo:rsid="01f67373" officeooo:paragraph-rsid="01f67373" style:font-size-asian="11pt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1pt" officeooo:rsid="01f7e044" officeooo:paragraph-rsid="01f7e044" style:font-size-asian="11pt"/>
    </style:style>
    <style:style style:name="P100" style:family="paragraph" style:parent-style-name="Standard">
      <style:paragraph-properties fo:text-align="justify" style:justify-single-word="false"/>
      <style:text-properties style:font-name="Arial" fo:font-size="11pt" officeooo:rsid="01f97b19" officeooo:paragraph-rsid="01f97b19" style:font-size-asian="11pt"/>
    </style:style>
    <style:style style:name="P101" style:family="paragraph" style:parent-style-name="Standard">
      <style:paragraph-properties fo:text-align="justify" style:justify-single-word="false"/>
      <style:text-properties style:font-name="Arial" fo:font-size="11pt" officeooo:rsid="01fbfdf8" officeooo:paragraph-rsid="01fbfdf8" style:font-size-asian="11pt"/>
    </style:style>
    <style:style style:name="P102" style:family="paragraph" style:parent-style-name="Standard">
      <style:paragraph-properties fo:text-align="justify" style:justify-single-word="false"/>
      <style:text-properties style:font-name="Arial" fo:font-size="11pt" officeooo:rsid="01fddeef" officeooo:paragraph-rsid="01fbfdf8" style:font-size-asian="11pt"/>
    </style:style>
    <style:style style:name="P103" style:family="paragraph" style:parent-style-name="Standard">
      <style:paragraph-properties fo:text-align="justify" style:justify-single-word="false"/>
      <style:text-properties style:font-name="Arial" fo:font-size="11pt" officeooo:rsid="02035f3f" officeooo:paragraph-rsid="02035f3f" style:font-size-asian="11pt"/>
    </style:style>
    <style:style style:name="P104" style:family="paragraph" style:parent-style-name="Standard">
      <style:paragraph-properties fo:text-align="start" style:justify-single-word="false"/>
      <style:text-properties style:font-name="Arial" fo:font-size="11pt" officeooo:rsid="020becfe" officeooo:paragraph-rsid="020becfe" style:font-size-asian="11pt"/>
    </style:style>
    <style:style style:name="P105" style:family="paragraph" style:parent-style-name="Standard">
      <style:paragraph-properties fo:text-align="justify" style:justify-single-word="false"/>
      <style:text-properties style:font-name="Arial" fo:font-size="11pt" officeooo:rsid="020e00cf" officeooo:paragraph-rsid="020e00cf" style:font-size-asian="11pt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1pt" officeooo:rsid="020e00cf" officeooo:paragraph-rsid="020f8b15" style:font-size-asian="11pt"/>
    </style:style>
    <style:style style:name="P107" style:family="paragraph" style:parent-style-name="Standard">
      <style:paragraph-properties fo:text-align="start" style:justify-single-word="false"/>
      <style:text-properties style:font-name="Arial" fo:font-size="11pt" officeooo:rsid="020e5fb1" officeooo:paragraph-rsid="020e5fb1" style:font-size-asian="11pt"/>
    </style:style>
    <style:style style:name="P108" style:family="paragraph" style:parent-style-name="Standard">
      <style:paragraph-properties fo:text-align="justify" style:justify-single-word="false"/>
    </style:style>
    <style:style style:name="P109" style:family="paragraph" style:parent-style-name="Standard">
      <style:paragraph-properties fo:text-align="start" style:justify-single-word="false"/>
      <style:text-properties officeooo:paragraph-rsid="01e90606"/>
    </style:style>
    <style:style style:name="P110" style:family="paragraph" style:parent-style-name="Standard">
      <style:paragraph-properties fo:text-align="start" style:justify-single-word="false"/>
      <style:text-properties officeooo:rsid="01e90606" officeooo:paragraph-rsid="020becfe" fo:background-color="#ffff00"/>
    </style:style>
    <style:style style:name="P111" style:family="paragraph" style:parent-style-name="Standard">
      <style:paragraph-properties fo:text-align="justify" style:justify-single-word="false"/>
      <style:text-properties fo:background-color="#ffff00"/>
    </style:style>
    <style:style style:name="P112" style:family="paragraph" style:parent-style-name="Standard">
      <style:text-properties officeooo:rsid="020f8b15" officeooo:paragraph-rsid="020f8b15" fo:background-color="#ffff00"/>
    </style:style>
    <style:style style:name="P113" style:family="paragraph" style:parent-style-name="Standard">
      <style:paragraph-properties fo:text-align="justify" style:justify-single-word="false"/>
      <style:text-properties officeooo:rsid="01f44ffb"/>
    </style:style>
    <style:style style:name="P11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7" style:family="paragraph" style:parent-style-name="Standard" style:list-style-name="">
      <style:paragraph-properties fo:line-height="115%" style:writing-mode="lr-tb"/>
      <style:text-properties style:font-name="Arial"/>
    </style:style>
    <style:style style:name="P118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218cc71" officeooo:paragraph-rsid="0218cc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0" style:family="paragraph" style:parent-style-name="Heading_20_4">
      <style:text-properties fo:color="#000000" style:font-name="Arial"/>
    </style:style>
    <style:style style:name="P121" style:family="paragraph" style:parent-style-name="Heading_20_8">
      <style:text-properties style:font-name="12"/>
    </style:style>
    <style:style style:name="P122" style:family="paragraph" style:parent-style-name="Heading_20_1">
      <style:text-properties officeooo:paragraph-rsid="01e27bde"/>
    </style:style>
    <style:style style:name="P123" style:family="paragraph" style:parent-style-name="Heading_20_1">
      <style:paragraph-properties fo:text-align="justify" style:justify-single-word="false"/>
      <style:text-properties officeooo:paragraph-rsid="01e27bde"/>
    </style:style>
    <style:style style:name="P124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5" style:family="paragraph" style:parent-style-name="Heading_20_2">
      <style:text-properties fo:font-size="12pt" officeooo:paragraph-rsid="01505dfa" style:font-size-asian="12pt" style:font-size-complex="12pt"/>
    </style:style>
    <style:style style:name="P126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127" style:family="paragraph" style:parent-style-name="Contents_20_Heading">
      <style:text-properties style:font-name="12"/>
    </style:style>
    <style:style style:name="P128" style:family="paragraph" style:parent-style-name="Text_20_body">
      <style:paragraph-properties fo:text-align="justify" style:justify-single-word="false" style:writing-mode="lr-tb"/>
      <style:text-properties officeooo:paragraph-rsid="0218cc71"/>
    </style:style>
    <style:style style:name="P129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130" style:family="paragraph" style:parent-style-name="Titulo_20_1">
      <style:text-properties style:font-name="12"/>
    </style:style>
    <style:style style:name="T1" style:family="text">
      <style:text-properties officeooo:rsid="0157ef97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language-asian="ja" style:country-asian="JP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1834257" style:font-size-asian="12pt" style:font-size-complex="12pt"/>
    </style:style>
    <style:style style:name="T6" style:family="text">
      <style:text-properties fo:color="#222222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9" style:family="text">
      <style:text-properties fo:color="#000000" fo:font-weight="bold" officeooo:rsid="0048677f" style:font-name-asian="Times New Roman1" style:language-asian="pt" style:country-asian="BR" style:font-weight-asian="bold" style:font-name-complex="Arial2" style:font-weight-complex="bold"/>
    </style:style>
    <style:style style:name="T10" style:family="text">
      <style:text-properties fo:color="#000000" fo:font-weight="bold" officeooo:rsid="004a5f06" style:font-name-asian="Times New Roman1" style:language-asian="pt" style:country-asian="BR" style:font-weight-asian="bold" style:font-name-complex="Arial2" style:font-weight-complex="bold"/>
    </style:style>
    <style:style style:name="T11" style:family="text">
      <style:text-properties fo:color="#000000" fo:font-weight="bold" officeooo:rsid="004f3363" style:font-name-asian="Times New Roman1" style:language-asian="pt" style:country-asian="BR" style:font-weight-asian="bold" style:font-name-complex="Arial2" style:font-weight-complex="bold"/>
    </style:style>
    <style:style style:name="T12" style:family="text">
      <style:text-properties fo:color="#000000" fo:font-weight="bold" officeooo:rsid="01406de7" style:font-name-asian="Times New Roman1" style:language-asian="pt" style:country-asian="BR" style:font-weight-asian="bold" style:font-name-complex="Arial2" style:font-weight-complex="bold"/>
    </style:style>
    <style:style style:name="T13" style:family="text">
      <style:text-properties fo:color="#000000" style:font-name-asian="Times New Roman1" style:language-asian="pt" style:country-asian="BR" style:font-name-complex="Arial2"/>
    </style:style>
    <style:style style:name="T14" style:family="text">
      <style:text-properties fo:color="#000000" officeooo:rsid="004a5f06" style:font-name-asian="Times New Roman1" style:language-asian="pt" style:country-asian="BR" style:font-name-complex="Arial2"/>
    </style:style>
    <style:style style:name="T15" style:family="text">
      <style:text-properties fo:color="#000000" officeooo:rsid="0087c299" style:font-name-asian="Times New Roman1" style:language-asian="pt" style:country-asian="BR" style:font-name-complex="Arial2"/>
    </style:style>
    <style:style style:name="T16" style:family="text">
      <style:text-properties fo:color="#000000" officeooo:rsid="00903585" style:font-name-asian="Times New Roman1" style:language-asian="pt" style:country-asian="BR" style:font-name-complex="Arial2"/>
    </style:style>
    <style:style style:name="T17" style:family="text">
      <style:text-properties fo:color="#000000" officeooo:rsid="00c60937" style:font-name-asian="Times New Roman1" style:language-asian="pt" style:country-asian="BR" style:font-name-complex="Arial2"/>
    </style:style>
    <style:style style:name="T18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normal"/>
    </style:style>
    <style:style style:name="T19" style:family="text">
      <style:text-properties fo:color="#000000" fo:font-weight="normal" officeooo:rsid="0048677f" style:font-name-asian="Times New Roman1" style:language-asian="pt" style:country-asian="BR" style:font-weight-asian="normal" style:font-name-complex="Arial2" style:font-weight-complex="normal"/>
    </style:style>
    <style:style style:name="T20" style:family="text">
      <style:text-properties fo:color="#000000" fo:font-weight="normal" officeooo:rsid="004a5f06" style:font-name-asian="Times New Roman1" style:language-asian="pt" style:country-asian="BR" style:font-weight-asian="normal" style:font-name-complex="Arial2" style:font-weight-complex="normal"/>
    </style:style>
    <style:style style:name="T21" style:family="text">
      <style:text-properties fo:color="#000000" fo:font-weight="normal" officeooo:rsid="004ba794" style:font-name-asian="Times New Roman1" style:language-asian="pt" style:country-asian="BR" style:font-weight-asian="normal" style:font-name-complex="Arial2" style:font-weight-complex="normal"/>
    </style:style>
    <style:style style:name="T22" style:family="text">
      <style:text-properties fo:color="#000000" fo:font-weight="normal" officeooo:rsid="004c852a" style:font-name-asian="Times New Roman1" style:language-asian="pt" style:country-asian="BR" style:font-weight-asian="normal" style:font-name-complex="Arial2" style:font-weight-complex="normal"/>
    </style:style>
    <style:style style:name="T23" style:family="text">
      <style:text-properties fo:color="#000000" fo:font-weight="normal" officeooo:rsid="004f3363" style:font-name-asian="Times New Roman1" style:language-asian="pt" style:country-asian="BR" style:font-weight-asian="normal" style:font-name-complex="Arial2" style:font-weight-complex="normal"/>
    </style:style>
    <style:style style:name="T24" style:family="text">
      <style:text-properties fo:color="#000000" officeooo:rsid="002db61c" fo:background-color="transparent" loext:char-shading-value="0" style:font-name-asian="Times New Roman1" style:language-asian="pt" style:country-asian="BR" style:font-name-complex="Arial2"/>
    </style:style>
    <style:style style:name="T25" style:family="text">
      <style:text-properties fo:color="#00000a" style:font-name-complex="Arial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 New Roman1" style:language-asian="pt" style:country-asian="BR" style:font-weight-asian="normal" style:font-name-complex="Arial2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name-asian="Times New Roman1" style:language-asian="pt" style:country-asian="BR" style:font-weight-asian="bold" style:font-name-complex="Arial2" style:font-weight-complex="bold"/>
    </style:style>
    <style:style style:name="T29" style:family="text">
      <style:text-properties officeooo:rsid="0162ee57"/>
    </style:style>
    <style:style style:name="T30" style:family="text">
      <style:text-properties officeooo:rsid="01c018e6"/>
    </style:style>
    <style:style style:name="T31" style:family="text">
      <style:text-properties officeooo:rsid="01d555ea"/>
    </style:style>
    <style:style style:name="T32" style:family="text">
      <style:text-properties officeooo:rsid="01d7cdac"/>
    </style:style>
    <style:style style:name="T33" style:family="text">
      <style:text-properties officeooo:rsid="01e27bde"/>
    </style:style>
    <style:style style:name="T34" style:family="text">
      <style:text-properties officeooo:rsid="01e44929"/>
    </style:style>
    <style:style style:name="T35" style:family="text">
      <style:text-properties officeooo:rsid="01e5272a"/>
    </style:style>
    <style:style style:name="T36" style:family="text">
      <style:text-properties officeooo:rsid="01e7f5f0"/>
    </style:style>
    <style:style style:name="T37" style:family="text">
      <style:text-properties officeooo:rsid="01e90606"/>
    </style:style>
    <style:style style:name="T38" style:family="text">
      <style:text-properties officeooo:rsid="01e9a350"/>
    </style:style>
    <style:style style:name="T39" style:family="text">
      <style:text-properties officeooo:rsid="01ea2839"/>
    </style:style>
    <style:style style:name="T40" style:family="text">
      <style:text-properties officeooo:rsid="01e90606" fo:background-color="#ffff00" loext:char-shading-value="0"/>
    </style:style>
    <style:style style:name="T41" style:family="text">
      <style:text-properties officeooo:rsid="01ea2839" fo:background-color="#ffff00" loext:char-shading-value="0"/>
    </style:style>
    <style:style style:name="T42" style:family="text">
      <style:text-properties officeooo:rsid="01ec9ab1"/>
    </style:style>
    <style:style style:name="T43" style:family="text">
      <style:text-properties officeooo:rsid="01ed84ea"/>
    </style:style>
    <style:style style:name="T44" style:family="text">
      <style:text-properties officeooo:rsid="01efbe0a"/>
    </style:style>
    <style:style style:name="T45" style:family="text">
      <style:text-properties officeooo:rsid="01f0dc73"/>
    </style:style>
    <style:style style:name="T46" style:family="text">
      <style:text-properties officeooo:rsid="01f67373"/>
    </style:style>
    <style:style style:name="T47" style:family="text">
      <style:text-properties officeooo:rsid="01f7e044"/>
    </style:style>
    <style:style style:name="T48" style:family="text">
      <style:text-properties officeooo:rsid="01f97b19"/>
    </style:style>
    <style:style style:name="T49" style:family="text">
      <style:text-properties officeooo:rsid="01fb2710"/>
    </style:style>
    <style:style style:name="T50" style:family="text">
      <style:text-properties officeooo:rsid="01fbfdf8"/>
    </style:style>
    <style:style style:name="T51" style:family="text">
      <style:text-properties officeooo:rsid="01fddeef"/>
    </style:style>
    <style:style style:name="T52" style:family="text">
      <style:text-properties officeooo:rsid="01fe376e"/>
    </style:style>
    <style:style style:name="T53" style:family="text">
      <style:text-properties officeooo:rsid="0201a167"/>
    </style:style>
    <style:style style:name="T54" style:family="text">
      <style:text-properties officeooo:rsid="0203fe80"/>
    </style:style>
    <style:style style:name="T55" style:family="text">
      <style:text-properties officeooo:rsid="020e5fb1"/>
    </style:style>
    <style:style style:name="T56" style:family="text">
      <style:text-properties officeooo:rsid="020ead80"/>
    </style:style>
    <style:style style:name="T57" style:family="text">
      <style:text-properties officeooo:rsid="0213ced0"/>
    </style:style>
    <style:style style:name="T58" style:family="text">
      <style:text-properties officeooo:rsid="0216a4c8"/>
    </style:style>
    <style:style style:name="T59" style:family="text">
      <style:text-properties officeooo:rsid="0217222f"/>
    </style:style>
    <style:style style:name="T60" style:family="text">
      <style:text-properties fo:language="pt" fo:country="PT"/>
    </style:style>
    <style:style style:name="T61" style:family="text">
      <style:text-properties fo:language="pt" fo:country="PT" fo:font-weight="bold"/>
    </style:style>
    <style:style style:name="T62" style:family="text">
      <style:text-properties fo:language="pt" fo:country="PT" fo:font-style="italic"/>
    </style:style>
    <style:style style:name="T63" style:family="text">
      <style:text-properties officeooo:rsid="0218ec9a"/>
    </style:style>
    <style:style style:name="T64" style:family="text">
      <style:text-properties officeooo:rsid="021a182e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/>Documento de Requisitos</text:p>
      <text:p text:style-name="P3">Sistema <text:span text:style-name="T31">para acompanhamento de atividades acadêmicas, pesquisa e monitor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29"><text:soft-page-break/></text:p>
      <text:p text:style-name="P129">Ficha Técnica</text:p>
      <text:p text:style-name="P10"/>
      <text:p text:style-name="P6"/>
      <text:p text:style-name="P11">Equipe responsável pela elaboração</text:p>
      <text:p text:style-name="P11"/>
      <text:p text:style-name="P11">Douglas Albuquerque Santana</text:p>
      <text:p text:style-name="P11">Edmilson Manoel Guilherme de Santana</text:p>
      <text:p text:style-name="P11">Laura Regina Morais de Oliveira</text:p>
      <text:p text:style-name="P6"/>
      <text:p text:style-name="P6"/>
      <text:p text:style-name="P9">Público Alvo</text:p>
      <text:p text:style-name="P11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9"/>
      <text:p text:style-name="P6"/>
      <text:p text:style-name="P6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67">Data</text:p>
          </table:table-cell>
          <table:table-cell table:style-name="Tabela1.A1" office:value-type="string">
            <text:p text:style-name="P67">Versão</text:p>
          </table:table-cell>
          <table:table-cell table:style-name="Tabela1.A1" office:value-type="string">
            <text:p text:style-name="P67">Autor</text:p>
          </table:table-cell>
          <table:table-cell table:style-name="Tabela1.A1" office:value-type="string">
            <text:p text:style-name="P66"><text:s text:c="10"/>Descrição</text:p>
          </table:table-cell>
        </table:table-row>
        <table:table-row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6"><text:s text:c="6"/></text:p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70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 table:style-name="Tabela1.6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5"/>
          </table:table-cell>
          <table:table-cell table:style-name="Tabela1.A1" office:value-type="string">
            <text:p text:style-name="P65"/>
          </table:table-cell>
          <table:table-cell table:style-name="Tabela1.A1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"/>
          </table:table-cell>
        </table:table-row>
      </table:table>
      <text:p text:style-name="P64"><text:line-break/></text:p>
      <text:p text:style-name="P12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77"><text:a xlink:type="simple" xlink:href="#__RefHeading__22811_2090828828" text:style-name="Index_20_Link" text:visited-style-name="Index_20_Link">1. Introdução<text:tab/>5</text:a></text:p>
          <text:p text:style-name="P76"><text:a xlink:type="simple" xlink:href="#__RefHeading__4948_623846178" text:style-name="Index_20_Link" text:visited-style-name="Index_20_Link">1.1 Propósito do documento de requisitos<text:tab/>5</text:a></text:p>
          <text:p text:style-name="P76"><text:a xlink:type="simple" xlink:href="#__RefHeading__4954_623846178" text:style-name="Index_20_Link" text:visited-style-name="Index_20_Link">1.2 Escopo do Produto<text:tab/>6</text:a></text:p>
          <text:p text:style-name="P76"><text:a xlink:type="simple" xlink:href="#__RefHeading__4956_623846178" text:style-name="Index_20_Link" text:visited-style-name="Index_20_Link">1.3 Definições, convenções e acrônimos<text:tab/>6</text:a></text:p>
          <text:p text:style-name="P78"><text:a xlink:type="simple" xlink:href="#__RefHeading__6299_1002958425" text:style-name="Index_20_Link" text:visited-style-name="Index_20_Link">1.3.1 Convenções<text:tab/>6</text:a></text:p>
          <text:p text:style-name="P79"><text:a xlink:type="simple" xlink:href="#__RefHeading__6301_1002958425" text:style-name="Index_20_Link" text:visited-style-name="Index_20_Link">1.3.1.1 Identificação dos Requisitos<text:tab/>6</text:a></text:p>
          <text:p text:style-name="P79"><text:a xlink:type="simple" xlink:href="#__RefHeading__5306_623846178" text:style-name="Index_20_Link" text:visited-style-name="Index_20_Link">1.3.1.2 Prioridade dos requisitos<text:tab/>7</text:a></text:p>
          <text:p text:style-name="P78"><text:a xlink:type="simple" xlink:href="#__RefHeading__4960_623846178" text:style-name="Index_20_Link" text:visited-style-name="Index_20_Link">1.3.2 Definições<text:tab/>7</text:a></text:p>
          <text:p text:style-name="P76"><text:a xlink:type="simple" xlink:href="#__RefHeading__4962_623846178" text:style-name="Index_20_Link" text:visited-style-name="Index_20_Link">1.4 Referências<text:tab/>8</text:a></text:p>
          <text:p text:style-name="P76"><text:a xlink:type="simple" xlink:href="#__RefHeading__4966_623846178" text:style-name="Index_20_Link" text:visited-style-name="Index_20_Link">1.5 Visão Geral do Restante do Documento<text:tab/>8</text:a></text:p>
          <text:p text:style-name="P77"><text:a xlink:type="simple" xlink:href="#__RefHeading__4968_623846178" text:style-name="Index_20_Link" text:visited-style-name="Index_20_Link">2. Descrição geral do sistema<text:tab/>9</text:a></text:p>
          <text:p text:style-name="P76"><text:a xlink:type="simple" xlink:href="#__RefHeading__4946_623846178" text:style-name="Index_20_Link" text:visited-style-name="Index_20_Link">2.1 Funções do produto<text:tab/>10</text:a></text:p>
          <text:p text:style-name="P76"><text:a xlink:type="simple" xlink:href="#__RefHeading__5310_623846178" text:style-name="Index_20_Link" text:visited-style-name="Index_20_Link">2.2 Descrições dos usuários<text:tab/>10</text:a></text:p>
          <text:p text:style-name="P76"><text:a xlink:type="simple" xlink:href="#__RefHeading__5314_623846178" text:style-name="Index_20_Link" text:visited-style-name="Index_20_Link">2.3 Restrições gerais<text:tab/>10</text:a></text:p>
          <text:p text:style-name="P76"><text:a xlink:type="simple" xlink:href="#__RefHeading__5316_623846178" text:style-name="Index_20_Link" text:visited-style-name="Index_20_Link">2.4 Suposições de dependências<text:tab/>10</text:a></text:p>
          <text:p text:style-name="P77"><text:a xlink:type="simple" xlink:href="#__RefHeading__5078_623846178" text:style-name="Index_20_Link" text:visited-style-name="Index_20_Link">3. Requisitos Funcionais<text:tab/>10</text:a></text:p>
          <text:p text:style-name="P77"><text:a xlink:type="simple" xlink:href="#__RefHeading__5366_623846178" text:style-name="Index_20_Link" text:visited-style-name="Index_20_Link">4. Requisitos Não funcionais<text:tab/>10</text:a></text:p>
          <text:p text:style-name="P77"><text:a xlink:type="simple" xlink:href="#__RefHeading__6290_1002958425" text:style-name="Index_20_Link" text:visited-style-name="Index_20_Link">5. Descrições de Casos de Uso<text:tab/>10</text:a></text:p>
          <text:p text:style-name="P76"><text:a xlink:type="simple" xlink:href="#__RefHeading__5416_623846178" text:style-name="Index_20_Link" text:visited-style-name="Index_20_Link">UC001: Cadastrar cliente<text:tab/>10</text:a></text:p>
          <text:p text:style-name="P76"><text:a xlink:type="simple" xlink:href="#__RefHeading__5418_623846178" text:style-name="Index_20_Link" text:visited-style-name="Index_20_Link">UC002: Selecionar menu do cliente<text:tab/>12</text:a></text:p>
          <text:p text:style-name="P76"><text:a xlink:type="simple" xlink:href="#__RefHeading__5420_623846178" text:style-name="Index_20_Link" text:visited-style-name="Index_20_Link">UC020: Ver dados do cliente<text:tab/>13</text:a></text:p>
          <text:p text:style-name="P76"><text:a xlink:type="simple" xlink:href="#__RefHeading__5424_623846178" text:style-name="Index_20_Link" text:visited-style-name="Index_20_Link">UC04: Remover cadastro do cliente<text:tab/>14</text:a></text:p>
          <text:p text:style-name="P76"><text:a xlink:type="simple" xlink:href="#__RefHeading__5426_623846178" text:style-name="Index_20_Link" text:visited-style-name="Index_20_Link">UC005: Listar pedido do cliente<text:tab/>15</text:a></text:p>
          <text:p text:style-name="P76"><text:a xlink:type="simple" xlink:href="#__RefHeading__5428_623846178" text:style-name="Index_20_Link" text:visited-style-name="Index_20_Link">UC006: Pesquisar Cliente<text:tab/>15</text:a></text:p>
          <text:p text:style-name="P76"><text:a xlink:type="simple" xlink:href="#__RefHeading__10872_393196612" text:style-name="Index_20_Link" text:visited-style-name="Index_20_Link">UC007: Pesquisar Produto<text:tab/>17</text:a></text:p>
          <text:p text:style-name="P76"><text:a xlink:type="simple" xlink:href="#__RefHeading__10218_393196612" text:style-name="Index_20_Link" text:visited-style-name="Index_20_Link">UC008: Selecionar Menu do Produto<text:tab/>18</text:a></text:p>
          <text:p text:style-name="P76"><text:a xlink:type="simple" xlink:href="#__RefHeading__5434_623846178" text:style-name="Index_20_Link" text:visited-style-name="Index_20_Link">UC009: Ver Dados do Produto<text:tab/>19</text:a></text:p>
          <text:p text:style-name="P76"><text:a xlink:type="simple" xlink:href="#__RefHeading__5886_1318164706" text:style-name="Index_20_Link" text:visited-style-name="Index_20_Link">UC021: Remover Produto<text:tab/>20</text:a></text:p>
          <text:p text:style-name="P76"><text:a xlink:type="simple" xlink:href="#__RefHeading__5436_623846178" text:style-name="Index_20_Link" text:visited-style-name="Index_20_Link">UC010: Cadastrar Produto<text:tab/>21</text:a></text:p>
          <text:p text:style-name="P76"><text:a xlink:type="simple" xlink:href="#__RefHeading__10220_393196612" text:style-name="Index_20_Link" text:visited-style-name="Index_20_Link">UC011: Registrar Pedido<text:tab/>24</text:a></text:p>
          <text:p text:style-name="P76"><text:a xlink:type="simple" xlink:href="#__RefHeading__5440_623846178" text:style-name="Index_20_Link" text:visited-style-name="Index_20_Link">UC012: Selecionar Menu de Pedidos<text:tab/>25</text:a></text:p>
          <text:p text:style-name="P76"><text:a xlink:type="simple" xlink:href="#__RefHeading__5442_623846178" text:style-name="Index_20_Link" text:visited-style-name="Index_20_Link">UC013: Ver Dados do Pedido<text:tab/>26</text:a></text:p>
          <text:p text:style-name="P76"><text:a xlink:type="simple" xlink:href="#__RefHeading__5444_623846178" text:style-name="Index_20_Link" text:visited-style-name="Index_20_Link">UC014: Remover Registro do Pedido<text:tab/>27</text:a></text:p>
          <text:p text:style-name="P76"><text:a xlink:type="simple" xlink:href="#__RefHeading__5446_623846178" text:style-name="Index_20_Link" text:visited-style-name="Index_20_Link">UC015: Exibir relatório de vendas<text:tab/>28</text:a></text:p>
          <text:p text:style-name="P76"><text:soft-page-break/><text:a xlink:type="simple" xlink:href="#__RefHeading__5452_623846178" text:style-name="Index_20_Link" text:visited-style-name="Index_20_Link">UC018: Apagar dados do sistema<text:tab/>30</text:a></text:p>
          <text:p text:style-name="P76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130"/>
      <text:h text:style-name="P121" text:outline-level="8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22811_2090828828"/>1. Introdução<text:bookmark-end text:name="__RefHeading__22811_2090828828"/></text:h>
      <text:p text:style-name="P29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59"/>
      <text:p text:style-name="P59"><text:span text:style-name="T4">Este documento especifica um sistema de gerenciamento e controle de vendas para revendedores autônomos e destina-se a clientes, engenheiros, analistas e gerentes envolvidos no desenvolvimento do sistema. O objetivo deste documento é</text:span> <text:span text:style-name="T4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5">e as descrições e diagramas de caso de uso.</text:span></text:p>
      <text:p text:style-name="P59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46"/>
      <text:p text:style-name="P74"><text:tab/></text:p>
      <text:p text:style-name="P60"><text:bookmark text:name="id.2s8eyo1"/></text:p>
      <text:h text:style-name="Heading_20_2" text:outline-level="2"><text:bookmark-start text:name="__RefHeading__4956_623846178"/><text:bookmark text:name="h.17dp8vu"/>1.3 Definições, convenções e acrônimos<text:bookmark-end text:name="__RefHeading__4956_623846178"/><text:bookmark text:name="id.3rdcrjn"/></text:h>
      <text:h text:style-name="P80" text:outline-level="3"><text:bookmark-start text:name="__RefHeading__6299_1002958425"/>1.3.1 Convenções<text:bookmark-end text:name="__RefHeading__6299_1002958425"/></text:h>
      <text:h text:style-name="P120" text:outline-level="4"><text:bookmark-start text:name="__RefHeading__6301_1002958425"/><text:bookmark text:name="h.26in1rg"/>1.3.1.1 Identificação dos Requisitos<text:bookmark-end text:name="__RefHeading__6301_1002958425"/></text:h>
      <text:p text:style-name="P4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1">Acrônimo</text:p>
          </table:table-cell>
          <table:table-cell table:style-name="Tabela2.A1" office:value-type="string">
            <text:p text:style-name="P27">Significado</text:p>
          </table:table-cell>
          <table:table-cell table:style-name="Tabela2.A1" office:value-type="string">
            <text:p text:style-name="P27">Descrição</text:p>
          </table:table-cell>
        </table:table-row>
        <table:table-row>
          <table:table-cell table:style-name="Tabela2.A3" office:value-type="string">
            <text:p text:style-name="P27">RF</text:p>
          </table:table-cell>
          <table:table-cell table:style-name="Tabela2.B3" office:value-type="string">
            <text:p text:style-name="P27">Requisitos funcionais</text:p>
          </table:table-cell>
          <table:table-cell table:style-name="Tabela2.C3" office:value-type="string">
            <text:p text:style-name="P28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27">RNF</text:p>
          </table:table-cell>
          <table:table-cell table:style-name="Tabela2.B3" office:value-type="string">
            <text:p text:style-name="P27">Requisitos não funcionais</text:p>
          </table:table-cell>
          <table:table-cell table:style-name="Tabela2.C3" office:value-type="string">
            <text:p text:style-name="P28">Requisitos técnicos do software que compõe o sistema, que descrevem atributos que o sistema deve possuir ou restrições sob as quais ele deve operar.</text:p>
          </table:table-cell>
        </table:table-row>
      </table:table>
      <text:p text:style-name="P39"/>
      <text:p text:style-name="P32">Por convenção, a referência a requisitos é feita através do nome da subseção onde eles estão descritos, seguido do identificador do requisito, de acordo com o esquema abaixo:</text:p>
      <text:p text:style-name="P32"><text:soft-page-break/><text:tab/></text:p>
      <text:p text:style-name="P32">[Nome da subseção. Identificador do requisito]</text:p>
      <text:p text:style-name="P32"/>
      <text:p text:style-name="P32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81" text:outline-level="10"><text:bookmark text:name="id.35nkun2"/></text:h>
      <text:h text:style-name="P120" text:outline-level="4"><text:bookmark-start text:name="__RefHeading__5306_623846178"/><text:bookmark text:name="h.1ksv4uv"/>1.3.1.2 Prioridade dos requisitos<text:bookmark-end text:name="__RefHeading__5306_623846178"/></text:h>
      <text:p text:style-name="P59"/>
      <text:p text:style-name="P32">Para estabelecer a prioridade dos requisitos foram adotadas as denominações “essencial”, “importante” e “desejável”.</text:p>
      <text:p text:style-name="P32"/>
      <text:list xml:id="list4522443189050047066" text:style-name="L1">
        <text:list-item>
          <text:p text:style-name="P114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14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14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45"/>
      <text:h text:style-name="P82" text:outline-level="10"/>
      <text:p text:style-name="P45"/>
      <text:p text:style-name="P46"><text:bookmark text:name="id.44sinio"/></text:p>
      <text:p text:style-name="P45"/>
      <text:h text:style-name="P81" text:outline-level="10"/>
      <text:h text:style-name="P117" text:outline-level="10"/>
      <text:h text:style-name="P117" text:outline-level="10"/>
      <text:h text:style-name="P117" text:outline-level="10"/>
      <text:h text:style-name="P117" text:outline-level="10"><text:bookmark text:name="id.2jxsxqh"/></text:h>
      <text:h text:style-name="Heading_20_3" text:outline-level="3"><text:bookmark-start text:name="__RefHeading__4960_623846178"/><text:soft-page-break/>1.3.2 Definições<text:bookmark-end text:name="__RefHeading__4960_623846178"/></text:h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3">Termo</text:p>
          </table:table-cell>
          <table:table-cell table:style-name="Tabela3.A1" office:value-type="string">
            <text:p text:style-name="P28">Descrição</text:p>
          </table:table-cell>
        </table:table-row>
        <table:table-row>
          <table:table-cell table:style-name="Tabela3.A4" office:value-type="string">
            <text:p text:style-name="P119">PDF</text:p>
          </table:table-cell>
          <table:table-cell table:style-name="Tabela3.B4" office:value-type="string">
            <text:p text:style-name="P128"><text:span text:style-name="T60">O PDF (Portable Document Format) é um formato de arquivo, desenvolvido pela Adobe Systems em 1993, para representar documentos de maneira independente do aplicativo, do hardware e do sistema operacional usados para criá-los</text:span></text:p>
          </table:table-cell>
        </table:table-row>
        <table:table-row>
          <table:table-cell table:style-name="Tabela3.A4" office:value-type="string">
            <text:p text:style-name="P28"/>
          </table:table-cell>
          <table:table-cell table:style-name="Tabela3.B4" office:value-type="string">
            <text:p text:style-name="P33"/>
          </table:table-cell>
        </table:table-row>
        <table:table-row>
          <table:table-cell table:style-name="Tabela3.A4" office:value-type="string">
            <text:p text:style-name="P28"/>
          </table:table-cell>
          <table:table-cell table:style-name="Tabela3.B4" office:value-type="string">
            <text:p text:style-name="P33"/>
          </table:table-cell>
        </table:table-row>
        <table:table-row table:style-name="Tabela3.5">
          <table:table-cell table:style-name="Tabela3.A5" office:value-type="string">
            <text:p text:style-name="P35"/>
          </table:table-cell>
          <table:table-cell table:style-name="Tabela3.B5" office:value-type="string">
            <text:p text:style-name="P71"/>
          </table:table-cell>
        </table:table-row>
        <table:table-row table:style-name="Tabela3.5">
          <table:table-cell table:style-name="Tabela3.A6" office:value-type="string">
            <text:p text:style-name="P35"/>
          </table:table-cell>
          <table:table-cell table:style-name="Tabela3.B6" office:value-type="string">
            <text:p text:style-name="P71"/>
          </table:table-cell>
        </table:table-row>
        <table:table-row table:style-name="Tabela3.5">
          <table:table-cell table:style-name="Tabela3.A7" office:value-type="string">
            <text:p text:style-name="P36"/>
          </table:table-cell>
          <table:table-cell table:style-name="Tabela3.B7" office:value-type="string">
            <text:p text:style-name="P72"/>
          </table:table-cell>
        </table:table-row>
        <table:table-row table:style-name="Tabela3.5">
          <table:table-cell table:style-name="Tabela3.A8" office:value-type="string">
            <text:p text:style-name="P37"/>
          </table:table-cell>
          <table:table-cell table:style-name="Tabela3.B8" office:value-type="string">
            <text:p text:style-name="Standard"/>
          </table:table-cell>
        </table:table-row>
        <table:table-row table:style-name="Tabela3.5">
          <table:table-cell table:style-name="Tabela3.A9" office:value-type="string">
            <text:p text:style-name="P38"/>
          </table:table-cell>
          <table:table-cell table:style-name="Tabela3.B9" office:value-type="string">
            <text:p text:style-name="P73"/>
          </table:table-cell>
        </table:table-row>
      </table:table>
      <text:p text:style-name="P46"/>
      <text:h text:style-name="P81" text:outline-level="10"><text:bookmark text:name="id.3j2qqm3"/></text:h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46"/>
      <text:p text:style-name="P30">Esta subseção apresenta as referências aos documentos que utilizamos no auxílio à construção deste documento de requisitos:</text:p>
      <text:p text:style-name="P30"/>
      <text:list xml:id="list3525858157196168414" text:style-name="LS2">
        <text:list-item>
          <text:p text:style-name="P118">Página da disciplina de engenharia de requisitos: http://migre.me/lWMLC</text:p>
        </text:list-item>
        <text:list-item>
          <text:p text:style-name="P118">SOMMERVILLE, I. Engenharia de Software. 9ª ed. São Paulo: Pearson Prentice Hall, 2011.</text:p>
        </text:list-item>
      </text:list>
      <text:p text:style-name="P75"/>
      <text:h text:style-name="P126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58"/>
      <text:p text:style-name="P32">Este documento está disposto na seguinte organização:</text:p>
      <text:p text:style-name="P32"/>
      <text:list xml:id="list840544154055611418" text:style-name="L2">
        <text:list-item>
          <text:p text:style-name="P115">Seção 1 – Contém uma introdução ao documento de requisitos e as especificações do sistema.</text:p>
        </text:list-item>
        <text:list-item>
          <text:p text:style-name="P115">Seção 2 – Traz uma descrição de forma geral sobre o sistema.</text:p>
        </text:list-item>
        <text:list-item>
          <text:p text:style-name="P115">Seção 3 – Requisitos funcionais: lista os requisitos funcionais do sistema, especificando seus objetivos e prioridades.</text:p>
        </text:list-item>
        <text:list-item>
          <text:p text:style-name="P115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16">Seção 5 – Contém as descrições <text:span text:style-name="T29">e digramas</text:span> dos casos de uso.</text:p>
        </text:list-item>
      </text:list>
      <text:h text:style-name="P124" text:outline-level="10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7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47"/>
      <text:p text:style-name="P34"><text:tab/>Faz-se necessário informatizar o processo de <text:span text:style-name="T31">entrega e elaboração</text:span> <text:span text:style-name="T31">dos relatórios de frequência mensais realizados pelos monitores e pesquisadores</text:span>, visto que os mesmos, em sua maioria, realizam esse processo de <text:span text:style-name="T32">forma</text:span> <text:span text:style-name="T32">presencial e </text:span>manuscrita, <text:span text:style-name="T32">respectivamente</text:span>. O processo manuscrito é <text:span text:style-name="T31">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span></text:p>
      <text:p text:style-name="P41"><text:tab/>A implementação de um software <text:span text:style-name="T31">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span></text:p>
      <text:p text:style-name="P61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P61"/>
      <text:p text:style-name="P32"><text:tab/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p text:style-name="P48"/>
      <text:p text:style-name="P32"><text:tab/></text:p>
      <text:h text:style-name="Heading_20_2" text:outline-level="2"><text:bookmark-start text:name="__RefHeading__5314_623846178"/><text:bookmark text:name="h.ihv636"/>2.3 Restrições gerais<text:bookmark-end text:name="__RefHeading__5314_623846178"/></text:h>
      <text:p text:style-name="P48"/>
      <text:p text:style-name="P40"><text:span text:style-name="T6"><text:tab/></text:span><text:span text:style-name="T7"> </text:span></text:p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9"/>
      <text:p text:style-name="Standard"><text:soft-page-break/></text:p>
      <text:h text:style-name="P122" text:outline-level="1"/>
      <text:h text:style-name="P123" text:outline-level="1"><text:bookmark-start text:name="__RefHeading__5078_623846178"/>3. Requisitos Funcionais<text:bookmark-end text:name="__RefHeading__5078_623846178"/></text:h>
      <text:p text:style-name="P16"/>
      <text:p text:style-name="P85">3.1 Está seção grupa requisitos gerais da aplicação</text:p>
      <text:p text:style-name="P85"/>
      <text:p text:style-name="P86">RF001 – Fornecer perspectivas <text:span text:style-name="T64">diferentes por usuário</text:span></text:p>
      <text:p text:style-name="P87"><text:tab/>O sistema deve fornecer perspectivas <text:span text:style-name="T63">diferentes para os diferentes usuários e que essas forneçam</text:span> serviços diferentes, <text:span text:style-name="T63">dado o tipo do usuário que está utilizando o sistema,</text:span> <text:span text:style-name="T63">seja ele um aluno ou supervisor</text:span>.</text:p>
      <text:p text:style-name="P86"/>
      <text:p text:style-name="P85">RF030 – Geração de documentos PDF</text:p>
      <text:p text:style-name="P85"><text:tab/>O sistema deve ser capaz de gerar um documento <text:span text:style-name="T58">no formato</text:span> PDF a partir de um relatório de frequência de um aluno, seja ele um monitor ou pesquisador, <text:span text:style-name="T56">seguindo o especificado no RNF01</text:span>.</text:p>
      <text:p text:style-name="P85"/>
      <text:p text:style-name="P85"><text:span text:style-name="T33">3.1. Está seção agrupa os requisitos referentes aos supervisores.</text:span></text:p>
      <text:p text:style-name="P113"/>
      <text:p text:style-name="P111">RF00<text:span text:style-name="T54">2</text:span> – Seção dos <text:span text:style-name="T33">supervisores ( Ajustar)</text:span></text:p>
      <text:p text:style-name="P111"><text:tab/>O sistema deve fornecer um menu correspondente <text:span text:style-name="T37">para </text:span>dados relacionados a funcionários e alunos. E será disposto ao funcionário as seguintes</text:p>
      <text:p text:style-name="P111">opções: cadastrar aluno, listar alunos, buscar aluno, editar informações do aluno, editar sua conta, remover funcionário, listar alunos pendentes,</text:p>
      <text:p text:style-name="P111">recuperar senha do aluno.</text:p>
      <text:p text:style-name="P16"/>
      <text:p text:style-name="P91">RF00<text:span text:style-name="T42">2</text:span> – Cadastrar <text:span text:style-name="T37">monitor</text:span></text:p>
      <text:p text:style-name="P92"><text:tab/>O sistema deve fornecer a opção de um usuário <text:span text:style-name="T37">supervisor</text:span> cadastrar um aluno <text:span text:style-name="T37">monitor</text:span>. Para cadastrar <text:span text:style-name="T38">este</text:span>, o <text:span text:style-name="T46">supervisor</text:span> deverá informar o nome, <text:span text:style-name="T37">e-mail, matricula</text:span>, curso, <text:span text:style-name="T37">nome do orientador e disciplina. </text:span>Após preencher as informações de cadastro de um aluno <text:span text:style-name="T38">monitor</text:span>, o sistema deve verificar se este aluno já está cadastrado, se estiver, o sistema deverá informar essa situação ao <text:span text:style-name="T46">usuário supervisor</text:span>. Todos os campos são obrigatórios.</text:p>
      <text:p text:style-name="P92"/>
      <text:p text:style-name="P110">RF020 – Cadastrar pesquisador <text:span text:style-name="T45">( Faltam informações)</text:span></text:p>
      <text:p text:style-name="P104"><text:span text:style-name="T40"><text:tab/>O sistema deve forn</text:span><text:span text:style-name="T41">ecer</text:span><text:span text:style-name="T40"> a opção de um usuário supervisor cadastrar um aluno </text:span><text:span text:style-name="T41">pesquisador. Para cadastrar este, o funcionário deverá informar o nome, e-mail, mat</text:span></text:p>
      <text:p text:style-name="P104"><text:span text:style-name="T41"/></text:p>
      <text:p text:style-name="P93">RF00<text:span text:style-name="T42">3</text:span> – <text:span text:style-name="T39">Disponibilizar listagem de</text:span> alunos <text:span text:style-name="T39">monitores cadastrados</text:span></text:p>
      <text:p text:style-name="P93"><text:tab/>O sistema deve ser capaz de apresentar para o usuário <text:span text:style-name="T47">supervisor</text:span> uma listagem dos alunos <text:span text:style-name="T39">monitores já </text:span>cadastrados. Se não <text:span text:style-name="T42">existirem</text:span> cadastrados, o sistema deverá informar essa situação ao usuário.</text:p>
      <text:p text:style-name="P93"/>
      <text:p text:style-name="P97"><text:soft-page-break/></text:p>
      <text:p text:style-name="P97"/>
      <text:p text:style-name="P97">RF00<text:span text:style-name="T49">4</text:span> – Editar cadastro do aluno</text:p>
      <text:p text:style-name="P97"><text:tab/>O sistema deve permitir que um supervisor edite as informações de cadastro de um aluno já cadastrado.</text:p>
      <text:p text:style-name="P93"/>
      <text:p text:style-name="P94">RF00<text:span text:style-name="T49">5 -</text:span> <text:span text:style-name="T39">Disponibilizar listagem de</text:span> alunos <text:span text:style-name="T43">pesquisadores cadastrados</text:span></text:p>
      <text:p text:style-name="P89"><text:tab/>O sistema deve ser capaz de apresentar para o usuário <text:span text:style-name="T47">supervisor</text:span> uma listagem dos alunos <text:span text:style-name="T43">pesquisadores já </text:span>cadastrados. Se não existirem cadastrados, o sistema deverá informar essa situação ao usuário.</text:p>
      <text:p text:style-name="P94"/>
      <text:p text:style-name="P95">RF007 – Buscar aluno</text:p>
      <text:p text:style-name="P90"><text:tab/>O <text:span text:style-name="T44">supervisor</text:span> deve poder realizar uma busca de um aluno já cadastrado, <text:span text:style-name="T44">seja ele um monitor ou pesquisador,</text:span> informando <text:span text:style-name="T44">como critério de pesquisa, a matrícula</text:span> desse aluno <text:span text:style-name="T52">ou o seu nome</text:span>. Se o aluno não for encontrado, o sistema deverá informar ao usuário que o aluno não está cadastrado.</text:p>
      <text:p text:style-name="P90"/>
      <text:p text:style-name="P99">RF00<text:span text:style-name="T54">8</text:span> – Disponibilizar listagem de relatórios de um aluno</text:p>
      <text:p text:style-name="P99"><text:tab/>O sistema deve <text:span text:style-name="T48">permitir que</text:span> o usuário supervisor <text:span text:style-name="T48">escolha um aluno, monitor ou pesquisador, apresentado nas listagens dos mesmos, descritas no RF003 e RF004, para visualizar os relatórios de frequência deste.</text:span></text:p>
      <text:p text:style-name="P100">Requisitos relacionados: RF003, RF004.</text:p>
      <text:p text:style-name="P98"/>
      <text:p text:style-name="P99">RF00<text:span text:style-name="T54">9</text:span> – Disponibilizar critérios <text:span text:style-name="T50">de período</text:span> <text:span text:style-name="T50">para</text:span> listagem e visualização de relatórios</text:p>
      <text:p text:style-name="P99"><text:tab/>O sistema deve permitir que a listagem ou apresentação de relatórios de frequência mensal possa ser filtrada por mês e ou ano.</text:p>
      <text:p text:style-name="P99"/>
      <text:p text:style-name="P103">RF0<text:span text:style-name="T54">10</text:span> – Disponibilizar critérios de modalidade para listagem e visualização de relatórios</text:p>
      <text:p text:style-name="P103"><text:tab/>O sistema deve permitir <text:span text:style-name="T54">que a listagem de relatórios de frequência mensal possa ser filtrada por tipo de cadastro do aluno, este pode variar entre: aluno monitor e aluno pesquisador.</text:span></text:p>
      <text:p text:style-name="P103"/>
      <text:p text:style-name="P101">RF0<text:span text:style-name="T54">11</text:span>– Disponibilizar critérios de estado para listagem e visualização de relatórios</text:p>
      <text:p text:style-name="P101"><text:tab/>O sistema deve permitir que a listagem ou apresentação de relatórios de frequência mensal possa ser filtrada por estado, sendo os seguintes estados: pendente <text:span text:style-name="T51">e entregue.</text:span></text:p>
      <text:p text:style-name="P102"/>
      <text:p text:style-name="P98">RF0<text:span text:style-name="T54">12</text:span> – Disponibilizar listagem de relatórios</text:p>
      <text:p text:style-name="P98"><text:tab/>O sistema deve ser capaz de apresentar uma lista dos relatórios de frequência do mês corrente, esta deve apresentar o nome e matrícula do aluno, o mês <text:span text:style-name="T53">e ano</text:span> referente ao relatório, <text:span text:style-name="T54">podem ser utilizados critérios para a listagem dos relatórios, estes estão especificados no RF09, RF010, RF011, podendo ser especificado mais de um critério. Caso não exista algum relatório, de acordo com os critérios especificados, o sistema deve informar essa situação ao usuário.</text:span></text:p>
      <text:p text:style-name="P96"/>
      <text:p text:style-name="P105"><text:soft-page-break/></text:p>
      <text:p text:style-name="P105">RF013 – Possibilitar a impressão de um relatório</text:p>
      <text:p text:style-name="P106"><text:tab/><text:span text:style-name="T55">O sistema deve possibilitar que um supervisor, dada a escolha do aluno elicitada no RF008, imprima o relatório de frequência deste, gerado em formato PDF, como especificado no RF030.</text:span></text:p>
      <text:p text:style-name="P109"/>
      <text:p text:style-name="P18"/>
      <text:p text:style-name="P16"/>
      <text:p text:style-name="P88"/>
      <text:p text:style-name="P107"/>
      <text:p text:style-name="P107"/>
      <text:p text:style-name="P107"/>
      <text:p text:style-name="P107"/>
      <text:p text:style-name="P84">3.2 Está seção agrupa os requisitos referentes aos <text:span text:style-name="T37">alunos</text:span></text:p>
      <text:p text:style-name="P16"/>
      <text:p text:style-name="P19">RF016 – Cadastrar um relatório</text:p>
      <text:p text:style-name="P20"><text:tab/>O sistema deve estar apto a permitir o cadastro dos relatórios de frequência mensal realizado pelos pesquisadores e monitores, estes devem fornecer </text:p>
      <text:p text:style-name="P20"/>
      <text:p text:style-name="P20">Listar relatório<text:span text:style-name="T34">s</text:span> confirmados <text:span text:style-name="T36">( Caso de uso )</text:span></text:p>
      <text:p text:style-name="P20"/>
      <text:p text:style-name="P21">Alterar senha <text:span text:style-name="T36">( Caso de uso )</text:span></text:p>
      <text:p text:style-name="P20"/>
      <text:p text:style-name="P21">Requisitar nova senha <text:span text:style-name="T36">( Caso de uso )</text:span></text:p>
      <text:p text:style-name="P20"/>
      <text:p text:style-name="P21">Listas relatórios pendentes <text:span text:style-name="T36">( Caso de uso )</text:span></text:p>
      <text:p text:style-name="P20"/>
      <text:p text:style-name="P23">Realizar Login <text:span text:style-name="T36">( Caso de uso )</text:span></text:p>
      <text:p text:style-name="P22"/>
      <text:p text:style-name="P22"><text:span text:style-name="T35">Visualizar</text:span> confirmação do relatório <text:span text:style-name="T36">( Caso de uso )</text:span></text:p>
      <text:p text:style-name="P24"/>
      <text:p text:style-name="P26">Imprimir confirmação do relatório <text:span text:style-name="T36">( <text:s/>Caso de uso )</text:span></text:p>
      <text:p text:style-name="P25"/>
      <text:p text:style-name="P26">Editar relatório não enviado <text:span text:style-name="T36">( Caso de uso )</text:span></text:p>
      <text:p text:style-name="P25"/>
      <text:p text:style-name="P25"/>
      <text:p text:style-name="P22"/>
      <text:p text:style-name="P22"/>
      <text:p text:style-name="P20"/>
      <text:p text:style-name="P22"/>
      <text:p text:style-name="P19"/>
      <text:h text:style-name="Heading_20_1" text:outline-level="1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112">RNF001 – (Regra do relatório. <text:span text:style-name="T59">Qual a definição formal do documento? Ex: deve ser estruturado assim e assado</text:span>) ( ver qual categoria <text:span text:style-name="T59">de RNF</text:span> se encaixa)</text:p>
      <text:p text:style-name="Standard"/>
      <text:p text:style-name="P15"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h text:style-name="Heading_20_1" text:outline-level="1"><text:bookmark-start text:name="__RefHeading__6290_1002958425"/><text:span text:style-name="T30">5</text:span>. Descrições de Casos de Uso<text:bookmark-end text:name="__RefHeading__6290_1002958425"/></text:h>
      <text:p text:style-name="P52"/>
      <text:h text:style-name="Heading_20_2" text:outline-level="2"><text:bookmark-start text:name="__RefHeading__5416_623846178"/><text:span text:style-name="T8">UC0</text:span><text:span text:style-name="T12">0</text:span><text:span text:style-name="T8">1</text:span><text:span text:style-name="T13">: Cadastrar cliente</text:span><text:bookmark-end text:name="__RefHeading__5416_623846178"/></text:h>
      <text:p text:style-name="P55"/>
      <text:p text:style-name="P52"><text:span text:style-name="T8">Atores</text:span><text:span text:style-name="T13">: Revendedor</text:span></text:p>
      <text:p text:style-name="P55"/>
      <text:p text:style-name="P52"><text:span text:style-name="T8">Descrição</text:span><text:span text:style-name="T13">: O Revendedor deseja cadastrar um cliente no sistema. O Sistema cadastra o cliente desejado pelo Revendedor.</text:span></text:p>
      <text:p text:style-name="P55"/>
      <text:p text:style-name="P52"><text:span text:style-name="T8">Requisitos</text:span><text:span text:style-name="T13">: </text:span><text:span text:style-name="T25">RF003.</text:span></text:p>
      <text:p text:style-name="P55"/>
      <text:p text:style-name="P52"><text:span text:style-name="T8">Pré-condição</text:span><text:span text:style-name="T13">: </text:span><text:span text:style-name="T24">Opção de cadastrar cliente ser selecionada no sistema.</text:span></text:p>
      <text:p text:style-name="P55"/>
      <text:p text:style-name="P52"><text:span text:style-name="T8">Pós-condição</text:span><text:span text:style-name="T13">: Sistema cadastra</text:span><text:span text:style-name="T16">r um cliente.</text:span></text:p>
      <text:p text:style-name="P57"/>
      <text:p text:style-name="P51">Fluxo Principal:</text:p>
      <text:p text:style-name="P56"><text:tab/></text:p>
      <text:p text:style-name="P52"><text:span text:style-name="T18"><text:tab/></text:span><text:span text:style-name="T9">1</text:span><text:span text:style-name="T28">-</text:span><text:span text:style-name="T27">O sistema apresenta ao Revendedor os seguintes campos:</text:span></text:p>
      <text:p text:style-name="P50"><text:tab/><text:tab/><text:span text:style-name="T26">a)</text:span>Nome</text:p>
      <text:p text:style-name="P50"><text:tab/><text:tab/><text:span text:style-name="T26">b)</text:span>Telefone<text:tab/></text:p>
      <text:p text:style-name="P50"><text:tab/><text:tab/><text:span text:style-name="T26">c)</text:span>Endereço</text:p>
      <text:p text:style-name="P50"><text:tab/><text:tab/><text:span text:style-name="T26">d)</text:span>Telefone<text:tab/></text:p>
      <text:p text:style-name="P52"><text:span text:style-name="T8"><text:tab/></text:span><text:span text:style-name="T9">2-</text:span><text:span text:style-name="T19">Para(cada campo preenchido pelo Revendedor)</text:span></text:p>
      <text:p text:style-name="P53"><text:span text:style-name="T19"><text:tab/><text:tab/></text:span><text:span text:style-name="T9">2.1-</text:span><text:span text:style-name="T19">O sistema verifica se o dado inserido no campo é valido</text:span></text:p>
      <text:p text:style-name="P52"><text:span text:style-name="T18"><text:tab/></text:span><text:span text:style-name="T10">3</text:span><text:span text:style-name="T18">-O sistema verifica se o campo nome está preenchido</text:span></text:p>
      <text:p text:style-name="P52"><text:span text:style-name="T18"><text:tab/></text:span><text:span text:style-name="T10">4</text:span><text:span text:style-name="T8">-</text:span><text:span text:style-name="T18">O sistema verifica se o cliente </text:span><text:span text:style-name="T20">já</text:span><text:span text:style-name="T18"> está cadastrado</text:span></text:p>
      <text:p text:style-name="P52"><text:span text:style-name="T18"><text:tab/></text:span><text:span text:style-name="T10">5</text:span><text:span text:style-name="T8">-</text:span><text:span text:style-name="T18">O sistema disponibiliza a opção do Revendedor confirmar o cadastro</text:span></text:p>
      <text:p text:style-name="P42"><text:span text:style-name="T13"><text:tab/></text:span><text:span text:style-name="T10">6</text:span><text:span text:style-name="T8">-</text:span><text:span text:style-name="T18">O Revendedor seleciona a opção de confirmar o cadastro</text:span></text:p>
      <text:p text:style-name="P43"><text:span text:style-name="T18"><text:tab/></text:span><text:span text:style-name="T11">7</text:span><text:span text:style-name="T10">-</text:span><text:span text:style-name="T20">O sistema </text:span><text:span text:style-name="T21">cadastra </text:span><text:span text:style-name="T22">o</text:span><text:span text:style-name="T21"> cliente</text:span></text:p>
      <text:p text:style-name="P44"><text:tab/></text:p>
      <text:p text:style-name="P55"/>
      <text:p text:style-name="P51">Fluxo Alternativo 1:</text:p>
      <text:p text:style-name="P55"/>
      <text:p text:style-name="P52"><text:span text:style-name="T8"><text:tab/></text:span><text:span text:style-name="T18">No passo </text:span><text:span text:style-name="T23">4</text:span><text:span text:style-name="T13"> do fluxo principal, pode ser que o cliente já tenha cadastro. Nesse caso o sistema exibi uma mensagem avisando que o cliente já está cadastrado no sistema, não cadastrando o</text:span><text:span text:style-name="T14">s dados inseridos</text:span><text:span text:style-name="T15"> </text:span><text:span text:style-name="T17">e permitindo que o Revendedor insira os dados nos campos novamente no passo 2</text:span><text:span text:style-name="T13">.</text:span></text:p>
      <text:p text:style-name="P51"/>
      <text:p text:style-name="P54"><text:soft-page-break/></text:p>
      <text:p text:style-name="P12"/>
      <text:h text:style-name="P125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57ef97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officeooo:rsid="0157ef97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<text:span text:style-name="MT1">R</text:span>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0"><draw:text-box><text:p text:style-name="MP2"><text:span text:style-name="Fonte_20_parág._20_padrão"><text:span text:style-name="MT2"><text:page-number text:select-page="current">16</text:page-number></text:span></text:span></text:p></draw:text-box></draw:frame></text:p>
        <text:p text:style-name="Footer"/>
        <text:p text:style-name="Footer"><text:span text:style-name="Fonte_20_parág._20_padrão"><text:span text:style-name="MT3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title>Documento de requisitos</dc:title>
    <meta:initial-creator>Edmilson Santana</meta:initial-creator>
    <meta:creation-date>2014-11-13T23:57:00Z</meta:creation-date>
    <dc:date>2015-09-11T23:19:04.647000000</dc:date>
    <meta:print-date>2014-10-01T22:23:00Z</meta:print-date>
    <meta:editing-cycles>1339</meta:editing-cycles>
    <meta:editing-duration>P1DT14H23M48S</meta:editing-duration>
    <meta:document-statistic meta:table-count="3" meta:image-count="0" meta:object-count="0" meta:page-count="16" meta:paragraph-count="179" meta:word-count="1959" meta:character-count="12808" meta:non-whitespace-character-count="109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